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826in" fo:margin-left="0.0236in" fo:margin-right="0.0188in" table:align="margins"/>
    </style:style>
    <style:style style:name="Table4.A" style:family="table-column">
      <style:table-column-properties style:column-width="1.2125in" style:rel-column-width="11545*"/>
    </style:style>
    <style:style style:name="Table4.B" style:family="table-column">
      <style:table-column-properties style:column-width="5.6701in" style:rel-column-width="539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Standard">
      <style:text-properties fo:language="es" fo:country="CO"/>
    </style:style>
    <style:style style:name="P18" style:family="paragraph" style:parent-style-name="Standard">
      <style:text-properties fo:language="es" fo:country="CO" style:font-name-asian="Arial Unicode MS" style:font-name-complex="Tahoma"/>
    </style:style>
    <style:style style:name="P19" style:family="paragraph" style:parent-style-name="Standard">
      <style:text-properties fo:font-size="12pt" fo:language="es" fo:country="CO" style:font-size-asian="12pt" style:font-size-complex="12pt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2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40267780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4026856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026598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026811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026800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026789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40267668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841125632">
          <text:insertion>
            <office:change-info>
              <dc:creator>unknown</dc:creator>
              <dc:date>2010-12-01T11:29:00</dc:date>
            </office:change-info>
          </text:insertion>
        </text:changed-region>
        <text:changed-region text:id="ct840296544">
          <text:insertion>
            <office:change-info>
              <dc:creator>unknown</dc:creator>
              <dc:date>2010-12-01T11:29:00</dc:date>
            </office:change-info>
          </text:insertion>
        </text:changed-region>
        <text:changed-region text:id="ct840301764">
          <text:insertion>
            <office:change-info>
              <dc:creator>unknown</dc:creator>
              <dc:date>2010-12-01T11:30:00</dc:date>
            </office:change-info>
          </text:insertion>
        </text:changed-region>
        <text:changed-region text:id="ct845670080">
          <text:insertion>
            <office:change-info>
              <dc:creator>unknown</dc:creator>
              <dc:date>2010-12-01T11:30:00</dc:date>
            </office:change-info>
          </text:insertion>
        </text:changed-region>
        <text:changed-region text:id="ct832414488">
          <text:insertion>
            <office:change-info>
              <dc:creator>unknown</dc:creator>
              <dc:date>2010-12-01T11:30:00</dc:date>
            </office:change-info>
          </text:insertion>
        </text:changed-region>
        <text:changed-region text:id="ct84026755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7332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840267220">
          <text:insertion>
            <office:change-info>
              <dc:creator>unknown</dc:creator>
              <dc:date>2010-11-25T14:34:00</dc:date>
            </office:change-info>
          </text:insertion>
        </text:changed-region>
        <text:changed-region text:id="ct8402671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6996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40266884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8402658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9572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840269684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840265764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84026946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934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9236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840269124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84026901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68788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40268900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41124288">
          <text:insertion>
            <office:change-info>
              <dc:creator>unknown</dc:creator>
              <dc:date>2010-11-05T11:16:00</dc:date>
            </office:change-info>
          </text:insertion>
        </text:changed-region>
        <text:changed-region text:id="ct841124736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41124848">
          <text:insertion>
            <office:change-info>
              <dc:creator>unknown</dc:creator>
              <dc:date>2010-11-05T11:17:00</dc:date>
            </office:change-info>
          </text:insertion>
        </text:changed-region>
        <text:changed-region text:id="ct841124960">
          <text:insertion>
            <office:change-info>
              <dc:creator>unknown</dc:creator>
              <dc:date>2010-11-05T11:18:00</dc:date>
            </office:change-info>
          </text:insertion>
        </text:changed-region>
        <text:changed-region text:id="ct841125072">
          <text:insertion>
            <office:change-info>
              <dc:creator>unknown</dc:creator>
              <dc:date>2010-11-25T09:02:00</dc:date>
            </office:change-info>
          </text:insertion>
        </text:changed-region>
        <text:changed-region text:id="ct841125184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4112529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74972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840274860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840274748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840276316">
          <text:deletion>
            <office:change-info>
              <dc:creator>unknown</dc:creator>
              <dc:date>2010-11-05T11:13:00</dc:date>
            </office:change-info>
            <text:p text:style-name="P4"><text:span text:style-name="T1">Fecha de Prueba</text:span></text:p>
          </text:deletion>
        </text:changed-region>
        <text:changed-region text:id="ct840276204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84027609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7598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27721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40277100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840276988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4027687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40277548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40277436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40277324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40276428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40267780"/>Control de Versiones del Documento<text:change-end text:change-id="ct840267780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40268564"/>Versión<text:change-end text:change-id="ct840268564"/></text:p>
          </table:table-cell>
          <table:table-cell table:style-name="Table3.A2" office:value-type="string">
            <text:p text:style-name="P1"><text:change-start text:change-id="ct840265988"/>Creación<text:change-end text:change-id="ct840265988"/></text:p>
          </table:table-cell>
          <table:table-cell table:style-name="Table3.A2" office:value-type="string">
            <text:p text:style-name="P1"><text:change-start text:change-id="ct840268116"/>Liberación<text:change-end text:change-id="ct840268116"/></text:p>
          </table:table-cell>
          <table:table-cell table:style-name="Table3.A2" office:value-type="string">
            <text:p text:style-name="P1"><text:change-start text:change-id="ct840268004"/>Descripción del Cambio<text:change-end text:change-id="ct840268004"/></text:p>
          </table:table-cell>
          <table:table-cell table:style-name="Table3.E2" office:value-type="string">
            <text:p text:style-name="P1"><text:change-start text:change-id="ct840267892"/>Autores<text:change-end text:change-id="ct840267892"/></text:p>
          </table:table-cell>
        </table:table-row>
        <table:table-row>
          <table:table-cell table:style-name="Table3.A2" office:value-type="string">
            <text:p text:style-name="P1"><text:change text:change-id="ct840267668"/><text:change-start text:change-id="ct841125632"/>1<text:change-end text:change-id="ct841125632"/></text:p>
          </table:table-cell>
          <table:table-cell table:style-name="Table3.A2" office:value-type="string">
            <text:p text:style-name="P1"><text:change-start text:change-id="ct840296544"/>01-Dic-2010<text:change-end text:change-id="ct840296544"/></text:p>
          </table:table-cell>
          <table:table-cell table:style-name="Table3.A2" office:value-type="string">
            <text:p text:style-name="P1"><text:change-start text:change-id="ct840301764"/>1<text:change-end text:change-id="ct840301764"/></text:p>
          </table:table-cell>
          <table:table-cell table:style-name="Table3.A2" office:value-type="string">
            <text:p text:style-name="P1"><text:change-start text:change-id="ct845670080"/>Integración de los apellidos<text:change-end text:change-id="ct845670080"/></text:p>
          </table:table-cell>
          <table:table-cell table:style-name="Table3.E2" office:value-type="string">
            <text:p text:style-name="P1"><text:change-start text:change-id="ct832414488"/>Luis A. Nuñez<text:change-end text:change-id="ct832414488"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40267556"/>Prioridad<text:change-end text:change-id="ct840267556"/></text:p>
          </table:table-cell>
          <table:table-cell table:style-name="Table4.B1" office:value-type="string">
            <text:p text:style-name="P1"><text:change text:change-id="ct840267332"/><text:change-start text:change-id="ct840267220"/>Media<text:change-end text:change-id="ct840267220"/></text:p>
          </table:table-cell>
        </table:table-row>
        <table:table-row>
          <table:table-cell table:style-name="Table4.A2" office:value-type="string">
            <text:p text:style-name="P1"><text:change-start text:change-id="ct840267108"/>Actores<text:change-end text:change-id="ct840267108"/></text:p>
          </table:table-cell>
          <table:table-cell table:style-name="Table4.B2" office:value-type="string">
            <text:p text:style-name="P1"><text:change text:change-id="ct840266996"/><text:change-start text:change-id="ct840266884"/>Administrador<text:change-end text:change-id="ct840266884"/></text:p>
          </table:table-cell>
        </table:table-row>
        <table:table-row>
          <table:table-cell table:style-name="Table4.A2" office:value-type="string">
            <text:p text:style-name="P1"><text:change-start text:change-id="ct840265876"/>Estimación<text:change-end text:change-id="ct840265876"/></text:p>
          </table:table-cell>
          <table:table-cell table:style-name="Table4.B2" office:value-type="string">
            <text:p text:style-name="P1"><text:change text:change-id="ct840269572"/><text:change text:change-id="ct840269684"/><text:change text:change-id="ct840265764"/></text:p>
          </table:table-cell>
        </table:table-row>
        <table:table-row>
          <table:table-cell table:style-name="Table4.A2" office:value-type="string">
            <text:p text:style-name="P1"><text:change-start text:change-id="ct840269460"/>Dependencia<text:change-end text:change-id="ct840269460"/></text:p>
          </table:table-cell>
          <table:table-cell table:style-name="Table4.B2" office:value-type="string">
            <text:p text:style-name="P1"><text:change-start text:change-id="ct840269348"/>HU-MGU-0<text:change-end text:change-id="ct840269348"/><text:change text:change-id="ct840269236"/><text:change-start text:change-id="ct840269124"/>1<text:change-end text:change-id="ct840269124"/></text:p>
          </table:table-cell>
        </table:table-row>
        <table:table-row>
          <table:table-cell table:style-name="Table4.A2" office:value-type="string">
            <text:p text:style-name="P1"><text:change-start text:change-id="ct840269012"/>Descripción<text:change-end text:change-id="ct840269012"/></text:p>
          </table:table-cell>
          <table:table-cell table:style-name="Table4.B2" office:value-type="string">
            <text:p text:style-name="P2"><text:change text:change-id="ct840268788"/><text:change text:change-id="ct840268900"/><text:change-start text:change-id="ct841124288"/>Esta historia de usuario inicia cuando el usuario quiere crear, modificar o eliminar la informacion de un docente del sistema<text:change-end text:change-id="ct841124288"/><text:change-start text:change-id="ct841124736"/>, para un docente se necesitan los siguientes datos: <text:span text:style-name="T6">cedula, nombre, apellidos, facultad </text:span><text:span text:style-name="T7">(en la que trabaja),</text:span><text:span text:style-name="T6"> dependencia y categoria</text:span> <text:change-end text:change-id="ct841124736"/><text:change-start text:change-id="ct841124848"/>.<text:change-end text:change-id="ct841124848"/><text:change-start text:change-id="ct841124960"/> Para hacer que éste mediante la asignación de un nombre de usuario y una clave pueda<text:change-end text:change-id="ct841124960"/><text:change-start text:change-id="ct841125072"/> gestionar solicitudes<text:change-end text:change-id="ct841125072"/><text:change-start text:change-id="ct841125184"/>.<text:change-end text:change-id="ct841125184"/></text:p>
          </table:table-cell>
        </table:table-row>
        <table:table-row>
          <table:table-cell table:style-name="Table4.A2" office:value-type="string">
            <text:p text:style-name="P1"><text:change-start text:change-id="ct841125296"/>Observacione<text:change-end text:change-id="ct841125296"/><text:change text:change-id="ct840274972"/><text:change-start text:change-id="ct840274860"/>s<text:change-end text:change-id="ct840274860"/></text:p>
          </table:table-cell>
          <table:table-cell table:style-name="Table4.B2" office:value-type="string">
            <text:p text:style-name="P3"><text:change text:change-id="ct840274748"/></text:p>
          </table:table-cell>
        </table:table-row>
        <table:table-row>
          <table:table-cell table:style-name="Table4.A2" office:value-type="string">
            <text:p text:style-name="P4"><text:change text:change-id="ct840276316"/><text:change-start text:change-id="ct840276204"/>Fecha de Prueba<text:change-end text:change-id="ct840276204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40276092"/>Contacto<text:change-end text:change-id="ct840276092"/></text:p>
          </table:table-cell>
          <table:table-cell table:style-name="Table4.B2" office:value-type="string">
            <text:p text:style-name="Standard"><text:change-start text:change-id="ct840275980"/><text:span text:style-name="Fuente_20_de_20_párrafo_20_predeter."><text:span text:style-name="T2">Nombre: </text:span></text:span><text:change-end text:change-id="ct840275980"/><text:change-start text:change-id="ct840277212"/><text:span text:style-name="Fuente_20_de_20_párrafo_20_predeter."><text:span text:style-name="T2"><text:s/></text:span></text:span><text:change-end text:change-id="ct840277212"/><text:change-start text:change-id="ct840277100"/><text:span text:style-name="Fuente_20_de_20_párrafo_20_predeter."><text:span text:style-name="T4">Rodolfo Padilla</text:span></text:span><text:change-end text:change-id="ct840277100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40276988"/><text:span text:style-name="T6">Teléfono:</text:span><text:change-end text:change-id="ct840276988"/><text:change-start text:change-id="ct840276876"/> <text:change-end text:change-id="ct840276876"/><text:change-start text:change-id="ct840277548"/>321 21 00 Ext - 2832<text:change-end text:change-id="ct840277548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40277436"/><text:span text:style-name="T6">E-mail:</text:span><text:change-end text:change-id="ct840277436"/><text:change-start text:change-id="ct840277324"/> <text:change-end text:change-id="ct840277324"/><text:change-start text:change-id="ct840276428"/>rodolfo.padilla@correounivalle.edu.co<text:change-end text:change-id="ct8402764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72in" fo:margin-left="0.0313in" fo:margin-right="-0.0035in" table:align="margins"/>
    </style:style>
    <style:style style:name="Table2.A" style:family="table-column">
      <style:table-column-properties style:column-width="2.3083in" style:rel-column-width="21932*"/>
    </style:style>
    <style:style style:name="Table2.C" style:family="table-column">
      <style:table-column-properties style:column-width="2.2806in" style:rel-column-width="216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40105724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41950536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402084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09984">
            <text:deletion>
              <office:change-info>
                <dc:creator>unknown</dc:creator>
                <dc:date>2010-11-05T11:12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4020987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20976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0964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0544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40210656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4021076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40209536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210432">
            <text:insertion>
              <office:change-info>
                <dc:creator>unknown</dc:creator>
                <dc:date>2010-06-01T10:17:00</dc:date>
              </office:change-info>
            </text:insertion>
          </text:changed-region>
          <text:changed-region text:id="ct840210320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21020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009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09424">
            <text:deletion>
              <office:change-info>
                <dc:creator>unknown</dc:creator>
                <dc:date>2010-11-05T11:12:00</dc:date>
              </office:change-info>
              <text:p text:style-name="P7">GU</text:p>
            </text:deletion>
          </text:changed-region>
          <text:changed-region text:id="ct84020931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20920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2224">
            <text:deletion>
              <office:change-info>
                <dc:creator>unknown</dc:creator>
                <dc:date>2010-11-05T11:12:00</dc:date>
              </office:change-info>
              <text:p text:style-name="P7">0</text:p>
            </text:deletion>
          </text:changed-region>
          <text:changed-region text:id="ct840209088">
            <text:deletion>
              <office:change-info>
                <dc:creator>unknown</dc:creator>
                <dc:date>2010-06-01T10:17:00</dc:date>
              </office:change-info>
              <text:p text:style-name="P7">1</text:p>
            </text:deletion>
          </text:changed-region>
          <text:changed-region text:id="ct84021211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21233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2000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rmando</text:span></text:span></text:p>
            </text:deletion>
          </text:changed-region>
          <text:changed-region text:id="ct840211888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402117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16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1552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40211440">
            <text:insertion>
              <office:change-info>
                <dc:creator>unknown</dc:creator>
                <dc:date>2010-06-01T09:46:00</dc:date>
              </office:change-info>
            </text:insertion>
          </text:changed-region>
          <text:changed-region text:id="ct840211328">
            <text:insertion>
              <office:change-info>
                <dc:creator>unknown</dc:creator>
                <dc:date>2010-11-05T11:13:00</dc:date>
              </office:change-info>
            </text:insertion>
          </text:changed-region>
          <text:changed-region text:id="ct8402112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210992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40211104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40266772">
            <text:insertion>
              <office:change-info>
                <dc:creator>unknown</dc:creator>
                <dc:date>2010-11-05T11:13:00</dc:date>
              </office:change-info>
            </text:insertion>
          </text:changed-region>
          <text:changed-region text:id="ct84026666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40105724"/><text:change-start text:change-id="ct841950536"/>SISTEMA DE ANÁLISIS DE SOSTENIBILIDAD DE PROGRAMAS ACADÉMICOS<text:change-end text:change-id="ct841950536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DPI</text:p>
            </table:table-cell>
            <table:table-cell table:style-name="Table1.B1" office:value-type="string">
              <text:p text:style-name="P5"><text:change-start text:change-id="ct840208416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40208416"/><text:change text:change-id="ct840209984"/><text:change-start text:change-id="ct840209872"/><text:span text:style-name="Fuente_20_de_20_párrafo_20_predeter."><text:span text:style-name="T2">Parametros</text:span></text:span><text:change-end text:change-id="ct840209872"/></text:p>
            </table:table-cell>
            <table:table-cell table:style-name="Table1.C1" office:value-type="string">
              <text:p text:style-name="P6"><text:change-start text:change-id="ct840209760"/>Página<text:change-end text:change-id="ct840209760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40209648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40209648"/><text:change text:change-id="ct840210544"/><text:change text:change-id="ct840210656"/><text:change text:change-id="ct840210768"/><text:change-start text:change-id="ct840209536"/><text:span text:style-name="Fuente_20_de_20_párrafo_20_predeter."><text:span text:style-name="T2">Gestionar</text:span></text:span><text:change-end text:change-id="ct840209536"/><text:change-start text:change-id="ct840210432"/><text:span text:style-name="Fuente_20_de_20_párrafo_20_predeter."><text:span text:style-name="T2"> </text:span></text:span><text:change-end text:change-id="ct840210432"/><text:change-start text:change-id="ct840210320"/><text:span text:style-name="Fuente_20_de_20_párrafo_20_predeter."><text:span text:style-name="T2">Docentes</text:span></text:span><text:change-end text:change-id="ct840210320"/><text:change-start text:change-id="ct840210208"/><text:span text:style-name="Fuente_20_de_20_párrafo_20_predeter."><text:span text:style-name="T2">.</text:span></text:span><text:change-end text:change-id="ct840210208"/></text:p>
            </table:table-cell>
            <table:table-cell table:style-name="Table1.C2" office:value-type="string">
              <text:p text:style-name="P6"><text:change-start text:change-id="ct840210096"/>Identificador</text:p>
              <text:p text:style-name="P7">HU-M<text:change-end text:change-id="ct840210096"/><text:change text:change-id="ct840209424"/><text:change-start text:change-id="ct840209312"/>PM<text:change-end text:change-id="ct840209312"/><text:change-start text:change-id="ct840209200"/>-<text:change-end text:change-id="ct840209200"/><text:change text:change-id="ct840212224"/><text:change text:change-id="ct840209088"/><text:change-start text:change-id="ct840212112"/>10<text:change-end text:change-id="ct84021211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40212336"/><text:span text:style-name="Fuente_20_de_20_párrafo_20_predeter."><text:span text:style-name="T1">Responsables</text:span></text:span><text:span text:style-name="Fuente_20_de_20_párrafo_20_predeter."><text:span text:style-name="T2">: Luis A</text:span></text:span><text:change-end text:change-id="ct840212336"/><text:change text:change-id="ct840212000"/><text:change-start text:change-id="ct840211888"/><text:span text:style-name="Fuente_20_de_20_párrafo_20_predeter."><text:span text:style-name="T2">rmando</text:span></text:span><text:change-end text:change-id="ct840211888"/><text:change-start text:change-id="ct840211776"/><text:span text:style-name="Fuente_20_de_20_párrafo_20_predeter."><text:span text:style-name="T2"> Nuñez</text:span></text:span><text:change-end text:change-id="ct840211776"/></text:p>
            </table:table-cell>
            <table:table-cell table:style-name="Table1.C2" office:value-type="string">
              <text:p text:style-name="P8"><text:change-start text:change-id="ct840211664"/><text:span text:style-name="Fuente_20_de_20_párrafo_20_predeter."><text:span text:style-name="T1">Fecha</text:span></text:span></text:p>
              <text:p text:style-name="P7"><text:change-end text:change-id="ct840211664"/><text:change text:change-id="ct840211552"/><text:change-start text:change-id="ct840211440"/>0<text:change-end text:change-id="ct840211440"/><text:change-start text:change-id="ct840211328"/>5<text:change-end text:change-id="ct840211328"/><text:change-start text:change-id="ct840211216"/>-<text:change-end text:change-id="ct840211216"/><text:change text:change-id="ct840210992"/><text:change text:change-id="ct840211104"/><text:change-start text:change-id="ct840266772"/>Nov<text:change-end text:change-id="ct840266772"/><text:change-start text:change-id="ct840266660"/>-2010<text:change-end text:change-id="ct840266660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2-01T11:30:43</dc:date>
    <meta:editing-cycles>51</meta:editing-cycles>
    <meta:editing-duration>PT1H52M19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7" meta:word-count="276" meta:character-count="1692"/>
  </office:meta>
</office:document-meta>
</file>